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[.A4]=0; &quot; Delta &lt;0 &quot;;[.B4]^2 -(4*[.A4]*[.C4]))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D4]&lt;0;;&quot;równanie nie ma rozwiązania &quot;;IF([.D4]=0;&quot;równanie  ma jeden pierwiastek&quot;;IF([.D4]&gt;0;&quot;równanie ma dwa pierwiastki&quot;)))" office:value-type="string" office:string-value="" calcext:value-type="error">
            <text:p>Błąd:504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/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/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" table:base-cell-address="$Arkusz1.$A$4" table:cell-range-address="$Arkusz1.$A$4"/>
        <table:named-range table:name="b" table:base-cell-address="$Arkusz1.$B$4" table:cell-range-address="$Arkusz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38:21.65211017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5T08:45:16.407650542</dc:date>
    <meta:print-date>2003-03-03T23:27:53</meta:print-date>
    <meta:editing-cycles>4</meta:editing-cycles>
    <meta:editing-duration>PT7M25S</meta:editing-duration>
    <meta:generator>LibreOffice/6.0.2.1$Linux_X86_64 LibreOffice_project/00m0$Build-1</meta:generator>
    <meta:document-statistic meta:table-count="3" meta:cell-count="15" meta:object-count="1"/>
  </office:meta>
</office:document-meta>
</file>